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Text_20_body">
      <style:text-properties style:font-name="Arial" fo:font-weight="bold" style:font-weight-asian="bold" style:font-weight-complex="bold"/>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23232" style:font-name="Arial" fo:font-size="12pt" fo:letter-spacing="normal" fo:font-style="normal" fo:font-weight="normal" style:font-size-asian="12pt" style:font-size-complex="12pt"/>
    </style:style>
    <style:style style:name="P8" style:family="paragraph" style:parent-style-name="Text_20_body" style:list-style-name="L3">
      <style:paragraph-properties fo:margin-left="0cm" fo:margin-right="0cm" fo:margin-top="0cm" fo:margin-bottom="0cm" fo:text-align="start" style:justify-single-word="false" fo:orphans="2" fo:widows="2" fo:text-indent="0cm" style:auto-text-indent="false" fo:padding="0cm" fo:border="none"/>
    </style:style>
    <style:style style:name="P9"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writing-mode="lr-tb"/>
    </style:style>
    <style:style style:name="P11" style:family="paragraph" style:parent-style-name="Text_20_body" style:list-style-name="L3">
      <style:paragraph-properties fo:margin-left="0cm" fo:margin-right="0cm" fo:text-align="start" style:justify-single-word="false" fo:orphans="2" fo:widows="2" fo:text-indent="0cm" style:auto-text-indent="false" fo:padding="0cm" fo:border="none"/>
    </style:style>
    <style:style style:name="P12" style:family="paragraph" style:parent-style-name="Text_20_body" style:list-style-name="L4">
      <style:paragraph-properties fo:margin-left="0cm" fo:margin-right="0cm" fo:orphans="2" fo:widows="2" fo:text-indent="0cm" style:auto-text-indent="false" fo:padding="0cm" fo:border="none"/>
    </style:style>
    <style:style style:name="T1" style:family="text">
      <style:text-properties fo:font-variant="normal" fo:text-transform="none" fo:color="#4e5f70" fo:font-size="12pt" fo:letter-spacing="normal" fo:font-style="normal" style:font-size-asian="12pt" style:font-size-complex="12pt"/>
    </style:style>
    <style:style style:name="T2" style:family="text">
      <style:text-properties fo:font-variant="normal" fo:text-transform="none" fo:color="#4e5f70"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323232" fo:font-size="12pt" fo:letter-spacing="normal" fo:font-style="normal" fo:font-weight="normal"/>
    </style:style>
    <style:style style:name="T5" style:family="text">
      <style:text-properties fo:font-variant="normal" fo:text-transform="none" fo:color="#323232" style:font-name="H5PDroidSans" fo:font-size="12pt" fo:letter-spacing="normal" fo:font-style="normal" fo:font-weight="normal"/>
    </style:style>
    <style:style style:name="T6" style:family="text">
      <style:text-properties fo:font-variant="normal" fo:text-transform="none" fo:color="#323232" fo:letter-spacing="normal"/>
    </style:style>
    <style:style style:name="T7" style:family="text">
      <style:text-properties fo:font-variant="normal" fo:text-transform="none" fo:color="#323232" style:font-name="Arial" fo:font-size="12pt" fo:letter-spacing="normal" fo:font-style="normal" fo:font-weight="normal"/>
    </style:style>
    <style:style style:name="T8" style:family="text">
      <style:text-properties fo:font-variant="normal" fo:text-transform="none" fo:color="#323232" style:font-name="Arial" fo:font-size="12pt" fo:letter-spacing="normal" fo:font-style="normal" fo:font-weight="normal" style:font-size-asian="12pt" style:font-size-complex="12pt"/>
    </style:style>
    <style:style style:name="T9" style:family="text">
      <style:text-properties fo:font-variant="normal" fo:text-transform="none" fo:color="#323232" style:font-name="Arial" fo:letter-spacing="normal" fo:font-style="normal" fo:font-weight="normal"/>
    </style:style>
    <style:style style:name="T10" style:family="text">
      <style:text-properties fo:font-variant="normal" fo:text-transform="none" fo:color="#00c1f1" style:font-name="H5PDroidSans" fo:font-size="12pt" fo:letter-spacing="normal" fo:font-style="normal"/>
    </style:style>
    <style:style style:name="T11" style:family="text">
      <style:text-properties fo:font-variant="normal" fo:text-transform="none" style:font-name="H5PDroidSans" fo:font-size="12pt" fo:letter-spacing="normal" fo:font-style="normal"/>
    </style:style>
    <style:style style:name="T12" style:family="text">
      <style:text-properties fo:font-variant="normal" fo:text-transform="none" fo:color="#000000" style:font-name="H5PDroidSans" fo:font-size="12pt" fo:letter-spacing="normal" fo:font-style="normal"/>
    </style:style>
    <style:style style:name="T13" style:family="text">
      <style:text-properties fo:font-variant="normal" fo:text-transform="none" fo:color="#000000" style:font-name="H5PDroidSans"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000000" style:font-name="H5PDroidSans" fo:font-size="12pt" fo:letter-spacing="normal" fo:font-style="normal" fo:font-weight="bold" style:font-weight-asian="bold" style:font-weight-complex="bold"/>
    </style:style>
    <style:style style:name="T15" style:family="text">
      <style:text-properties fo:font-variant="normal" fo:text-transform="none" fo:color="#000000" fo:letter-spacing="normal"/>
    </style:style>
    <style:style style:name="T16" style:family="text">
      <style:text-properties fo:font-variant="normal" fo:text-transform="none" fo:color="#000000" fo:letter-spacing="normal" fo:font-weight="bold" style:font-weight-asian="bold" style:font-weight-complex="bold"/>
    </style:style>
    <style:style style:name="T17" style:family="text">
      <style:text-properties fo:font-variant="normal" fo:text-transform="none" fo:color="#000000" fo:letter-spacing="normal" fo:font-style="normal" fo:font-weight="bold" style:font-weight-asian="bold" style:font-weight-complex="bold"/>
    </style:style>
    <style:style style:name="T18"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000000" fo:font-size="12pt" fo:letter-spacing="normal" fo:font-style="normal" fo:font-weight="bold" style:font-weight-asian="bold" style:font-weight-complex="bold"/>
    </style:style>
    <style:style style:name="T20" style:family="text">
      <style:text-properties fo:font-variant="normal" fo:text-transform="none" fo:color="#000000" fo:font-size="12pt" fo:letter-spacing="normal" fo:font-style="normal" fo:font-weight="normal"/>
    </style:style>
    <style:style style:name="T21" style:family="text">
      <style:text-properties fo:font-variant="normal" fo:text-transform="none" fo:color="#000000" style:font-name="Arial" fo:letter-spacing="normal" fo:font-weight="bold" style:font-weight-asian="bold" style:font-weight-complex="bold"/>
    </style:style>
    <style:style style:name="T22" style:family="text">
      <style:text-properties fo:font-variant="normal" fo:text-transform="none" fo:color="#000000" style:font-name="Arial" fo:letter-spacing="normal" fo:font-style="normal" fo:font-weight="bold" style:font-weight-asian="bold" style:font-weight-complex="bold"/>
    </style:style>
    <style:style style:name="T23" style:family="text">
      <style:text-properties fo:font-variant="normal" fo:text-transform="none" fo:color="#000000" style:font-name="Arial" fo:letter-spacing="normal" fo:font-style="normal" fo:font-weight="normal"/>
    </style:style>
    <style:style style:name="T24" style:family="text">
      <style:text-properties fo:font-variant="normal" fo:text-transform="none" fo:color="#000000" style:font-name="Arial" fo:font-size="12pt" fo:letter-spacing="normal" fo:font-style="normal" fo:font-weight="bold" style:font-weight-asian="bold" style:font-weight-complex="bold"/>
    </style:style>
    <style:style style:name="T25"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000000" style:font-name="Arial" fo:font-size="12pt" fo:letter-spacing="normal" fo:font-style="normal" fo:font-weight="normal"/>
    </style:style>
    <style:style style:name="T27" style:family="text">
      <style:text-properties fo:font-variant="normal" fo:text-transform="none" fo:color="#000000" style:font-name="Arial" fo:font-size="12pt" fo:letter-spacing="normal" fo:font-style="normal" fo:font-weight="normal" style:font-size-asian="12pt" style:font-size-complex="12pt"/>
    </style:style>
    <style:style style:name="T28" style:family="text">
      <style:text-properties fo:font-variant="normal" fo:text-transform="none" fo:color="#000000" style:font-name="Arial" fo:font-size="12pt" fo:letter-spacing="normal" fo:font-weight="bold" style:font-size-asian="12pt" style:font-weight-asian="bold" style:font-size-complex="12pt" style:font-weight-complex="bold"/>
    </style:style>
    <style:style style:name="T29" style:family="text">
      <style:text-properties fo:font-variant="normal" fo:text-transform="none" fo:color="#000000" style:font-name="sans-serif" fo:font-size="12pt" fo:letter-spacing="normal" fo:font-style="normal" fo:font-weight="normal"/>
    </style:style>
    <style:style style:name="T30" style:family="text">
      <style:text-properties fo:font-variant="normal" fo:text-transform="none" fo:color="#000000" style:font-name="sans-serif" fo:font-size="12pt" fo:letter-spacing="normal" fo:font-style="normal" fo:font-weight="bold" style:font-weight-asian="bold" style:font-weight-complex="bold"/>
    </style:style>
    <style:style style:name="T31" style:family="text">
      <style:text-properties fo:font-variant="normal" fo:text-transform="none" fo:letter-spacing="normal"/>
    </style:style>
    <style:style style:name="T32" style:family="text">
      <style:text-properties fo:font-variant="normal" fo:text-transform="none" fo:color="#00ccff" style:font-name="sans-serif" fo:font-size="12pt" fo:letter-spacing="normal" fo:font-style="normal"/>
    </style:style>
    <style:style style:name="T33" style:family="text">
      <style:text-properties fo:font-variant="normal" fo:text-transform="none" fo:color="#00ccff" style:font-name="sans-serif" fo:font-size="12pt" fo:letter-spacing="normal" fo:font-style="normal" fo:font-weight="normal"/>
    </style:style>
    <style:style style:name="T34" style:family="text">
      <style:text-properties fo:font-variant="normal" fo:text-transform="none" fo:color="#00ccff" style:font-name="sans-serif" fo:font-size="12pt" fo:letter-spacing="normal" fo:font-style="normal" fo:font-weight="bold" style:font-weight-asian="bold" style:font-weight-complex="bold"/>
    </style:style>
    <style:style style:name="T35" style:family="text">
      <style:text-properties fo:font-variant="normal" fo:text-transform="none" style:font-name="sans-serif" fo:font-size="12pt" fo:letter-spacing="normal" fo:font-style="normal" fo:font-weight="bold" style:font-weight-asian="bold" style:font-weight-complex="bold"/>
    </style:style>
    <style:style style:name="T36" style:family="text">
      <style:text-properties fo:font-size="12pt" style:font-size-asian="12pt" style:font-size-complex="12pt"/>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weight="bold" style:font-weight-asian="bold" style:font-weight-complex="bold"/>
    </style:style>
    <style:style style:name="T39" style:family="text">
      <style:text-properties fo:color="#000000"/>
    </style:style>
    <style:style style:name="T40" style:family="text">
      <style:text-properties fo:color="#000000" fo:font-size="12pt" fo:font-weight="bold" style:font-size-asian="12pt" style:font-weight-asian="bold" style:font-size-complex="12pt" style:font-weight-complex="bold"/>
    </style:style>
    <style:style style:name="T41" style:family="text">
      <style:text-properties fo:color="#000000" fo:font-weight="bold" style:font-weight-asian="bold" style:font-weight-complex="bold"/>
    </style:style>
    <style:style style:name="T42" style:family="text">
      <style:text-properties fo:color="#000000" style:font-name="Arial" fo:font-weight="bold" style:font-weight-asian="bold" style:font-weight-complex="bold"/>
    </style:style>
    <style:style style:name="T43" style:family="text">
      <style:text-properties fo:color="#000000" style:font-name="Arial" fo:font-size="12pt" fo:font-weight="bold" style:font-size-asian="12pt" style:font-weight-asian="bold" style:font-size-complex="12pt" style:font-weight-complex="bold"/>
    </style:style>
    <style:style style:name="T44"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8">Active Directory</text:span></text:span><text:span text:style-name="T40"> </text:span></text:p>
      <text:p text:style-name="P2"/>
      <text:p text:style-name="P1"><text:span text:style-name="Strong_20_Emphasis"><text:span text:style-name="T18">What Is Active Directory?</text:span></text:span><text:span text:style-name="T40"> </text:span></text:p>
      <text:p text:style-name="P2">Active Directory (AD) ist eine Komponente von Microsoft Windows, die als Indexierungsdienst fungiert.<text:line-break/><text:line-break/>Sie speichert Netzwerkdaten, wie Domänen, Computer und Benutzer. Active Directory wird in erster Linie von großen Unternehmen verwendet, um Computernetzwerke und Informationen zu organisieren und zu verwalten. Es ermöglicht den Administratoren, die Berechtigungen und den Zugriff auf Netzwerkressourcen zu verwalten. Wenn sich beispielsweise ein Benutzer bei einem Gerät anmeldet, wird sein Zugriff anhand seiner Anmeldedaten überprüft. Diese Überprüfung wird mit Hilfe des Active Directory durchgeführt.</text:p>
      <text:p text:style-name="P2"/>
      <text:p text:style-name="P2"/>
      <text:p text:style-name="P3">What Is Active Directory?</text:p>
      <text:p text:style-name="P2">Active Directory bietet Administratoren verschiedene Dienste für die Verwaltung ihrer IT-Netzwerke. Diese Dienste sind auf einem Server installiert, der als Domänencontroller bezeichnet wird. <text:line-break/><text:line-break/>Ein Domänencontroller (DC) ist ein Server, der Authentifizierungsanfragen innerhalb einer Windows-Server-Domäne bearbeitet und beantwortet, z. B. die Anmeldung und die Überprüfung von Berechtigungen. In der Terminologie der Microsoft-Verzeichnisdienste sind Domänencontroller von großer Bedeutung und dienen als primäre Methode für die Authentifizierung von Windows-Benutzer-IDs bei Windows-basierten Geräten, Anwendungen, Servern und Netzwerken. DCs regeln den gesamten Domänenzugriff, verhindern unerwünschten Zugriff auf Domänennetzwerke und gewähren Benutzern Zugriff auf alle genehmigten Dienste.<text:line-break/><text:line-break/>Active Directory Domain Services (AD DS) ist der am häufigsten genutzte Active Directory-Dienst. Er erlaubt den Zugriff auf Netzwerkressourcen und authentifiziert Active Directory-Objekte. AD DS verwaltet und ordnet Daten in einer logischen, hierarchischen Weise und kann von jedem Ort im Netzwerk aus verwaltet werden.</text:p>
      <text:p text:style-name="P2"/>
      <text:p text:style-name="P2"/>
      <text:p text:style-name="P10"><text:span text:style-name="T28"> </text:span><text:span text:style-name="Strong_20_Emphasis"><text:span text:style-name="T25">Active Directory's Main Features</text:span></text:span><text:span text:style-name="T43"> </text:span></text:p>
      <text:p text:style-name="P7">Active Directory coordinates networked components using a hierarchical structure consisting of domains, trees, and forests:</text:p>
      <text:list xml:id="list3795262011043888297" text:style-name="L3">
        <text:list-item>
          <text:p text:style-name="P8"><text:span text:style-name="T8">A </text:span><text:span text:style-name="Strong_20_Emphasis"><text:span text:style-name="T8">domain</text:span></text:span><text:span text:style-name="T8"> is a collection of objects that share the same database, such as users and devices.</text:span></text:p>
        </text:list-item>
        <text:list-item>
          <text:p text:style-name="P8"><text:span text:style-name="T8">A </text:span><text:span text:style-name="Strong_20_Emphasis"><text:span text:style-name="T8">tree</text:span></text:span><text:span text:style-name="T8"> is a collection of one or more domains.</text:span></text:p>
        </text:list-item>
        <text:list-item>
          <text:p text:style-name="P8"><text:span text:style-name="T8">A </text:span><text:span text:style-name="Strong_20_Emphasis"><text:span text:style-name="T8">forest </text:span></text:span><text:span text:style-name="T8">is a collection of numerous trees. </text:span></text:p>
        </text:list-item>
        <text:list-item>
          <text:p text:style-name="P11"><text:span text:style-name="Strong_20_Emphasis"><text:span text:style-name="T8">Organizational units</text:span></text:span><text:span text:style-name="T8"> (OU) are responsible for organizing users, groups, and devices. </text:span></text:p>
        </text:list-item>
      </text:list>
      <text:p text:style-name="P2"/>
      <text:p text:style-name="P2"/>
      <text:p text:style-name="P2">Wie verhält sich Active Directory zur Cybersicherheit?<text:line-break/><text:line-break/>Active Directory hilft Unternehmen, die Sicherheit zu erhöhen, indem es den Zugriff auf Netzwerkressourcen verwaltet. Die effektive Nutzung der Active Directory-Verwaltung hilft dabei, Anmeldeinformationen, Anwendungen und sensible Daten vor unbefugtem Zugriff zu schützen. Bei einem Cyberangriff kann diese Komponente beispielsweise dazu verwendet werden, einen infizierten Computer unter Quarantäne zu stellen, bis der Angriff abgewehrt wurde. <text:line-break/><text:line-break/>Active Directory kontrolliert den gesamten Systemzugriff und ist daher mit einem Hausschlüssel vergleichbar. Damit ein Haus sicher bleibt, müssen Organisationen ihren Schlüssel schützen und robuste Sicherheitsmaßnahmen implementieren, um zu verhindern, dass böswillige Benutzer in ihr Netzwerk eindringen und Schaden anrichten.</text:p>
      <text:p text:style-name="P2"/>
      <text:p text:style-name="P2"><text:soft-page-break/>Active Directory ist Microsofts Antwort auf die Verzeichnisdienste und erfüllt viel mehr als nur die Aufgabe, Ressourcen zu lokalisieren.<text:line-break/><text:line-break/>Seine Hauptaufgabe besteht darin, Administratoren die Verwaltung von Berechtigungen zu ermöglichen und den Zugriff auf Netzwerkressourcen zu beschränken. Die Daten in Active Directory werden als Objekte gespeichert, darunter Benutzer, Gruppen, Anwendungen und Geräte. Diese Objekte werden auf der Grundlage ihres Namens und ihrer Eigenschaften klassifiziert. Active Directory wird vor allem in großen Unternehmen eingesetzt, um Computernetzwerke und Informationen zu organisieren und zu verwalten.<text:line-break/><text:line-break/>Wozu dient Active Directory?<text:line-break/><text:line-break/>Es gibt mehrere Gründe, warum Unternehmen Verzeichnisdienste wie Active Directory nutzen. Der wichtigste Grund ist seine Effizienz. Mit Active Directory können Benutzer von einem Ort aus auf viele Ressourcen zugreifen und diese verwalten. Die Anmeldedaten werden vereinheitlicht, so dass viele Geräte verwaltet werden können, ohne dass für jedes einzelne Gerät Kontodaten eingegeben werden müssen.<text:line-break/><text:line-break/>Vorteile von Active Directory<text:line-break/><text:line-break/>Active Directory bietet eine Reihe von funktionalen und geschäftlichen Vorteilen, darunter:</text:p>
      <text:p text:style-name="P2"/>
      <text:p text:style-name="P2"/>
      <text:p text:style-name="P2"><text:span text:style-name="T38">Security </text:span>: Durch die Verwaltung des Zugriffs auf Netzwerkressourcen hilft Active Directory der Organisation, die Sicherheit zu verbessern.</text:p>
      <text:p text:style-name="P2"/>
      <text:p text:style-name="P3">Extensibility:<text:span text:style-name="T44"> Organisationen können Active Directory-Daten problemlos verwalten, um sie an ihre Organisationsstruktur und ihre Geschäftsanforderungen anzupassen.</text:span></text:p>
      <text:p text:style-name="P4"/>
      <text:p text:style-name="P3">Convenience:<text:span text:style-name="T44"> Administratoren können mehrere Benutzeridentitäten und Zugriffsberechtigungen im gesamten Unternehmen verwalten und so die Verwaltung vereinfachen und die Betriebskosten senken.</text:span></text:p>
      <text:p text:style-name="P3"><text:span text:style-name="T44"/></text:p>
      <text:p text:style-name="P3">What are Active Directory domain services?</text:p>
      <text:p text:style-name="P3"><text:span text:style-name="T44">Active Directory-Domänendienste (AD DS) sind eine grundlegende Komponente von Active Directory, die als primärer Mechanismus für die Authentifizierung von Benutzern dient und festlegt, auf welche Netzwerkressourcen sie zugreifen dürfen. Sie erlauben den Zugriff auf Netzwerkressourcen und authentifizieren Active Directory-Objekte.</text:span></text:p>
      <text:p text:style-name="P3"><text:span text:style-name="T44"/></text:p>
      <text:p text:style-name="P3"><text:span text:style-name="T44"/></text:p>
      <text:p text:style-name="P3"><text:span text:style-name="T44">Die Hauptfunktion von Active Directory besteht darin, Administratoren die Verwaltung von Berechtigungen und die Beschränkung des Zugriffs auf Netzwerkressourcen zu ermöglichen. Es kann auch zur Beendigung von Angriffen verwendet werden.<text:line-break/><text:line-break/>Wenn ein Angreifer ein Benutzerkonto kompromittiert und das Cybersicherheitsteam feststellt, dass der Benutzer nun kompromittiert ist, kann es das AD nutzen, um den Benutzer zu deaktivieren oder den Rechner vom Netzwerk zu isolieren, um den Angreifer daran zu hindern, dem Benutzer weiteren Schaden zuzufügen. Sie können auch die Kennwörter des Benutzers zurücksetzen, um den Angreifer aus dem System zu vertreiben.<text:line-break/><text:line-break/>Es ist wichtig, daran zu denken, dass ein Angreifer, der ein Administratorkonto kompromittiert hat, das AD nutzen kann, um böswillige Operationen durchzuführen, z. B. um Benutzerdaten ausfindig zu machen, Passwörter zurückzusetzen und Rechner zu deaktivieren.</text:span></text:p>
      <text:p text:style-name="P3"><text:span text:style-name="T44"/></text:p>
      <text:p text:style-name="P5"><text:soft-page-break/><text:span text:style-name="Strong_20_Emphasis"><text:span text:style-name="T18">Hierarchical Structure</text:span></text:span></text:p>
      <text:p text:style-name="P6">To understand how Active Directory is implemented, it is essential to understand the following terms:</text:p>
      <text:list xml:id="list2926105070344966902" text:style-name="L4">
        <text:list-item>
          <text:p text:style-name="P9"><text:span text:style-name="T27">A </text:span><text:span text:style-name="Strong_20_Emphasis"><text:span text:style-name="T27">schema </text:span></text:span><text:span text:style-name="T27">describes the classifications of objects and attributes included in the directory.</text:span></text:p>
        </text:list-item>
        <text:list-item>
          <text:p text:style-name="P9"><text:span text:style-name="T27">A </text:span><text:span text:style-name="Strong_20_Emphasis"><text:span text:style-name="T27">global catalog</text:span></text:span><text:span text:style-name="T27"> includes extensive information on each object in the directory.</text:span></text:p>
        </text:list-item>
        <text:list-item>
          <text:p text:style-name="P9"><text:span text:style-name="T27">A </text:span><text:span text:style-name="Strong_20_Emphasis"><text:span text:style-name="T27">query-and-index</text:span></text:span><text:span text:style-name="T27"> method helps users, administrators, and programs discover directory information more quickly.</text:span></text:p>
        </text:list-item>
        <text:list-item>
          <text:p text:style-name="P12"><text:span text:style-name="T27">A</text:span><text:span text:style-name="Strong_20_Emphasis"><text:span text:style-name="T27"> replication service</text:span></text:span><text:span text:style-name="T27"> is responsible for distributing directory data over a network.</text:span></text:p>
        </text:list-item>
      </text:list>
      <text:p text:style-name="P6">AD DS organizes data in a hierarchical structure comprised of domains, trees, and forests:</text:p>
      <text:p text:style-name="P3"><text:span text:style-name="T44"/></text:p>
      <text:p text:style-name="P3">Domain:<text:span text:style-name="T44"> Eine Domäne ist eine Sammlung von Objekten, die dieselbe Active Directory-Datenbank gemeinsam nutzen, z. B. Benutzer, Gruppen und Geräte. Stellen Sie sich eine Domäne wie einen Zweig in einem Baum vor. Eine Domain setzt sich aus Hauptdomains und Subdomains zusammen. Die Hauptdomäne ist z. B. domainexample.com und die Unterdomäne training.domainexample.com.</text:span></text:p>
      <text:p text:style-name="P3"><text:span text:style-name="T44"/></text:p>
      <text:p text:style-name="P3">Tree:<text:span text:style-name="T44"> Eine Struktur ist eine Gruppierung von einer oder mehreren Domänen, die einen gemeinsamen Namen haben, d. h. sie haben einen gemeinsamen DNS-Stammnamen, z. B. marketing.training.com, sales.training.com und support.training.com.</text:span></text:p>
      <text:p text:style-name="P3"><text:span text:style-name="T44"/></text:p>
      <text:p text:style-name="P3">Forest: <text:span text:style-name="T44">Eine Gesamtstruktur ist die höchste Organisationsebene innerhalb von AD. Es besteht aus einer Sammlung von Bäumen. Obwohl sich die Strukturen in einer Gesamtstruktur gegenseitig vertrauen und Verzeichnisschemas, Kataloge, Anwendungsdaten und Domänenkonfigurationen austauschen können, sind sie nicht Teil desselben Namespaces.</text:span></text:p>
      <text:p text:style-name="P3"><text:span text:style-name="T44"/></text:p>
      <text:p text:style-name="P3"><text:span text:style-name="T44"/></text:p>
      <text:p text:style-name="P3">OU: <text:span text:style-name="T44">In einer Organisationseinheit werden Benutzer, Gruppen, Computer und andere Objekte organisi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997cm" fo:margin-left="0.979cm" fo:margin-right="0.78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32S</meta:editing-duration>
    <meta:editing-cycles>4</meta:editing-cycles>
    <meta:generator>OpenOffice/4.1.14$Win32 OpenOffice.org_project/4114m1$Build-9811</meta:generator>
    <dc:date>2023-11-26T13:32:19.54</dc:date>
    <dc:creator>kaos sevdalisi</dc:creator>
    <meta:document-statistic meta:table-count="0" meta:image-count="0" meta:object-count="0" meta:page-count="3" meta:paragraph-count="30" meta:word-count="990" meta:character-count="7632"/>
    <meta:user-defined meta:name="Info 1"/>
    <meta:user-defined meta:name="Info 2"/>
    <meta:user-defined meta:name="Info 3"/>
    <meta:user-defined meta:name="Info 4"/>
  </office:meta>
</office:document-meta>
</file>